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UI Gothic" svg:font-family="'MS UI Gothic'" style:font-family-generic="modern"/>
    <style:font-face style:name="細明朝体" svg:font-family="細明朝体" style:font-family-generic="modern"/>
    <style:font-face style:name="ＭＳ Ｐゴシック" svg:font-family="'ＭＳ Ｐゴシック'" style:font-family-generic="modern"/>
    <style:font-face style:name="Cambria" svg:font-family="Cambria" style:font-family-generic="roman"/>
    <style:font-face style:name="明朝" svg:font-family="明朝" style:font-family-generic="roman"/>
    <style:font-face style:name="ＭＳ 明朝" svg:font-family="'ＭＳ 明朝'" style:font-family-generic="roman"/>
    <style:font-face style:name="ＭＳ Ｐ明朝" svg:font-family="'ＭＳ Ｐ明朝'" style:font-family-generic="roman"/>
    <style:font-face style:name="Arial1" svg:font-family="Arial" style:font-family-generic="swiss"/>
    <style:font-face style:name="Calibri" svg:font-family="Calibri" style:font-family-generic="swiss"/>
    <style:font-face style:name="Helv" svg:font-family="Helv" style:font-family-generic="swiss"/>
    <style:font-face style:name="Tahoma2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2.589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2.2937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8492in" fo:break-before="auto" style:use-optimal-row-height="true"/>
    </style:style>
    <style:style style:name="ro7" style:family="table-row">
      <style:table-row-properties style:row-height="1.8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Normal_5f_Guideline_5f_Process_20_tailoring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Normal_5f_Guideline_5f_Process_20_tailoring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Normal_5f_Guideline_5f_Process_20_tailoring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_5f_Guideline_5f_Process_20_tailoring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Normal_5f_Guideline_5f_Process_20_tailoring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Normal_5f_Guideline_5f_Process_20_tailoring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Normal_5f_Guideline_5f_Process_20_tailoring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Normal_5f_Guideline_5f_Process_20_tailoring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Normal_5f_Guideline_5f_Process_20_tailoring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" style:family="table-cell" style:parent-style-name="Normal_5f_Guideline_5f_Process_20_tailoring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Normal_5f_Guideline_5f_Process_20_tailoring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border-bottom="0.0008in solid #000000" fo:border-left="none" fo:border-right="0.0008in solid #000000" fo:border-top="none"/>
      <style:text-properties style:font-name="Tahoma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 style:parent-style-name="Normal_5f_Guideline_5f_Process_20_tailoring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0.0008in solid #000000" fo:border-left="none" fo:border-right="none" fo:border-top="none"/>
      <style:text-properties style:font-name="Tahoma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Normal_5f_Guideline_5f_Process_20_tailoring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ext-properties style:font-name="Tahoma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80808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008in solid #00008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8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212">
      <style:table-cell-properties style:glyph-orientation-vertical="0" fo:background-color="#000080" style:diagonal-bl-tr="none" style:diagonal-tl-br="none" style:text-align-source="fix" style:repeat-content="false" fo:wrap-option="wrap" fo:border="0.0008in solid #80808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212">
      <style:table-cell-properties style:glyph-orientation-vertical="0" fo:background-color="#c0c0c0" style:diagonal-bl-tr="none" style:diagonal-tl-br="none" style:text-align-source="fix" style:repeat-content="false" fo:wrap-option="wrap" fo:border="0.0008in solid #00008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212">
      <style:table-cell-properties style:glyph-orientation-vertical="0" style:diagonal-bl-tr="none" style:diagonal-tl-br="none" style:text-align-source="fix" style:repeat-content="false" fo:background-color="transparent" fo:wrap-option="wrap" fo:border="0.0008in solid #00008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ext-properties style:font-name="Tahoma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08in solid #00008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8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212">
      <style:table-cell-properties style:glyph-orientation-vertical="0" fo:background-color="#c0c0c0" style:diagonal-bl-tr="none" style:diagonal-tl-br="none" style:text-align-source="fix" style:repeat-content="false" fo:wrap-option="wrap" fo:border="0.0008in solid #000080" style:direction="ltr" style:rotation-angle="0" style:rotation-align="none" style:shrink-to-fit="fals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Hyperlink_20_2">
      <style:text-properties style:font-name="Tahoma"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ontent-validations>
        <table:content-validation table:name="val1" table:condition="of:cell-content-is-in-list(&quot;Requirement&#9;&#9;&#9;&#9;&#9;&#9;&#9;&#9;&quot;;&quot;Design&#9;&#9;&#9;&quot;;&quot;Coding&#9;&#9;&#9;&#9;&#9;&#9;&quot;;&quot;Deployment&#9;&#9;&#9;&#9;&#9;&#9;&#9;&#9;&quot;;&quot;Test&#9;&#9;&#9;&#9;&#9;&#9;&#9;&#9;&quot;;&quot;Project management&quot;;&quot;&quot;)" table:allow-empty-cell="true" table:display-list="unsorted" table:base-cell-address="'Q&amp;A Management Table'.D15">
          <table:error-message table:message-type="stop" table:display="true"/>
        </table:content-validation>
        <table:content-validation table:name="val2" table:condition="of:cell-content-is-in-list(&quot;Clarification&quot;;&quot;Confirmation&quot;)" table:allow-empty-cell="true" table:display-list="unsorted" table:base-cell-address="'Q&amp;A Management Table'.F135"/>
        <table:content-validation table:name="val3" table:condition="of:cell-content-is-in-list(&quot;Open&quot;;&quot;Closed&quot;;&quot;Canceled&quot;;&quot;In progress&quot;)" table:allow-empty-cell="true" table:display-list="unsorted" table:base-cell-address="'Q&amp;A Management Table'.L15">
          <table:error-message table:message-type="stop" table:display="true"/>
        </table:content-validation>
      </table:content-validations>
      <table:table table:name="GuideLine" table:style-name="ta1" table:print="false">
        <table:table-column table:style-name="co1" table:number-columns-repeated="1024" table:default-cell-style-name="ce7"/>
        <table:table-row table:style-name="ro1">
          <table:table-cell table:style-name="ce1" office:value-type="string" table:number-columns-spanned="12" table:number-rows-spanned="1">
            <text:p>GUIDELINE OF Q&amp;A MANAGEMENT TABLE</text:p>
          </table:table-cell>
          <table:covered-table-cell table:number-columns-repeated="10" table:style-name="ce8"/>
          <table:covered-table-cell table:style-name="ce28"/>
          <table:table-cell table:number-columns-repeated="1012"/>
        </table:table-row>
        <table:table-row table:style-name="ro2">
          <table:table-cell table:style-name="ce2"/>
          <table:table-cell table:style-name="ce9" office:value-type="string">
            <text:p>1. Purpose</text:p>
          </table:table-cell>
          <table:table-cell table:style-name="ce10" table:number-columns-repeated="9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5" office:value-type="string">
            <text:p>Q&amp;A Management Table is to record and follow up the questions and answers communicated between project team</text:p>
          </table:table-cell>
          <table:table-cell table:style-name="ce10" table:number-columns-repeated="8"/>
          <table:table-cell table:style-name="ce30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5" office:value-type="string">
            <text:p>and the customer. All the questions/confirmation noted in emails, raised in meetings (TV meeting, meeting with 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5" office:value-type="string">
            <text:p>onsiter from customer side) shall be logged and tracked here.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3"/>
          <table:table-cell table:style-name="ce11"/>
          <table:table-cell table:style-name="ce16"/>
          <table:table-cell table:style-name="ce23"/>
          <table:table-cell table:style-name="ce25"/>
          <table:table-cell table:style-name="ce26" table:number-columns-repeated="6"/>
          <table:table-cell table:style-name="ce30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Project must define one person-in-charge to take care of Q&amp;A management in the project to avoid duplicate Q&amp;A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or unnecessary clarification at the beginning of project. Normally; this is project PTL/PM. It is recommended not 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to put for more than one question into one Q&amp;A because it may make the people confuse and miss the points.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3"/>
          <table:table-cell table:style-name="ce11"/>
          <table:table-cell table:style-name="ce16"/>
          <table:table-cell table:style-name="ce23"/>
          <table:table-cell table:style-name="ce25"/>
          <table:table-cell table:style-name="ce26" table:number-columns-repeated="6"/>
          <table:table-cell table:style-name="ce30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If the file's size is too big, it could be separated into several files. In that case, a sequential number (01, 02, etc.) is 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added to the end of the file name.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3"/>
          <table:table-cell table:style-name="ce11"/>
          <table:table-cell table:style-name="ce16"/>
          <table:table-cell table:style-name="ce23"/>
          <table:table-cell table:style-name="ce25"/>
          <table:table-cell table:style-name="ce26" table:number-columns-repeated="6"/>
          <table:table-cell table:style-name="ce30"/>
          <table:table-cell table:number-columns-repeated="1012"/>
        </table:table-row>
        <table:table-row table:style-name="ro2">
          <table:table-cell table:style-name="ce2"/>
          <table:table-cell table:style-name="ce9" office:value-type="string">
            <text:p>2. Scope</text:p>
          </table:table-cell>
          <table:table-cell table:style-name="ce10" table:number-columns-repeated="9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0" office:value-type="string">
            <text:p>Application to all OOG projects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9" office:value-type="string">
            <text:p>3. Definition &amp; Criteria</text:p>
          </table:table-cell>
          <table:table-cell table:style-name="ce10" table:number-columns-repeated="9"/>
          <table:table-cell table:style-name="ce29"/>
          <table:table-cell table:number-columns-repeated="1012"/>
        </table:table-row>
        <table:table-row table:style-name="ro3">
          <table:table-cell table:style-name="ce2"/>
          <table:table-cell table:style-name="ce10"/>
          <table:table-cell table:style-name="ce18" office:value-type="string" table:number-columns-spanned="10" table:number-rows-spanned="1">
            <text:p>No.<text:span text:style-name="T1"> is the number of the question</text:span></text:p>
          </table:table-cell>
          <table:covered-table-cell table:number-columns-repeated="8" table:style-name="ce24"/>
          <table:covered-table-cell table:style-name="ce18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Created On<text:span text:style-name="T1"> - Date on which the </text:span><text:span text:style-name="T1">question is raised.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5"/>
          <table:table-cell table:style-name="ce13"/>
          <table:table-cell table:style-name="ce20" office:value-type="string" table:number-columns-spanned="10" table:number-rows-spanned="1">
            <text:p>Created By<text:span text:style-name="T1"> - The person who </text:span><text:span text:style-name="T1">asks the question</text:span></text:p>
          </table:table-cell>
          <table:covered-table-cell table:number-columns-repeated="8" table:style-name="ce26"/>
          <table:covered-table-cell table:style-name="ce20"/>
          <table:table-cell table:number-columns-repeated="1012"/>
        </table:table-row>
        <table:table-row table:style-name="ro4">
          <table:table-cell table:style-name="ce4"/>
          <table:table-cell table:style-name="ce12"/>
          <table:table-cell table:style-name="ce19" office:value-type="string" table:number-columns-spanned="10" table:number-rows-spanned="1">
            <text:p>Process<text:span text:style-name="T1"> specifies </text:span><text:span text:style-name="T1">process/activities for which the </text:span><text:span text:style-name="T1">question raised. This category </text:span><text:span text:style-name="T1">could be customized by projects to </text:span><text:span text:style-name="T1">fit their need. In normal case, it </text:span><text:span text:style-name="T1">contains: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Requirement<text:span text:style-name="T1">: questions on user </text:span><text:span text:style-name="T1">requirements, Functional </text:span><text:span text:style-name="T1">specification or GUI prototype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Design<text:span text:style-name="T1">: questions on design, </text:span><text:span text:style-name="T1">system architecture, detail designs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Coding<text:span text:style-name="T1">: questions on coding, </text:span><text:span text:style-name="T1">coding convention, coding </text:span><text:span text:style-name="T1">techniques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Deployment<text:span text:style-name="T1">: questions on </text:span><text:span text:style-name="T1">deployment, deployment </text:span><text:span text:style-name="T1">environments, installation, etc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Test<text:span text:style-name="T1">: questions on Test point of </text:span><text:span text:style-name="T1">view, Test cases, Test plan, Test </text:span><text:span text:style-name="T1">report, Test data, etc.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Project management: <text:span text:style-name="T1">questions on project scope, </text:span><text:span text:style-name="T1">acceptance criteria, schedule, </text:span><text:span text:style-name="T1">effort change, working procedures, </text:span><text:span text:style-name="T1">etc…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Location<text:span text:style-name="T1"> specifies the </text:span><text:span text:style-name="T1">module/section in the documents </text:span><text:span text:style-name="T1">or Requirement ID or Subject </text:span><text:span text:style-name="T1">referred by the question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5">
          <table:table-cell table:style-name="ce4"/>
          <table:table-cell table:style-name="ce12"/>
          <table:table-cell table:style-name="ce19" office:value-type="string" table:number-columns-spanned="10" table:number-rows-spanned="1">
            <text:p>Question Type<text:span text:style-name="T1"> - Type of the </text:span><text:span text:style-name="T1">question:</text:span></text:p>
            <text:p><text:span text:style-name="T1"><text:s text:c="15"/></text:span><text:span text:style-name="T2">Clarification</text:span><text:span text:style-name="T1"> - Ask for </text:span><text:span text:style-name="T1">explanation about points/issues </text:span><text:span text:style-name="T1">project team doesn't fully </text:span><text:span text:style-name="T1">understand</text:span></text:p>
            <text:p><text:span text:style-name="T2"><text:s text:c="15"/></text:span><text:span text:style-name="T2">Confirmation</text:span><text:span text:style-name="T1"> - Ask to </text:span><text:span text:style-name="T1">confirm a solution proposed by </text:span><text:span text:style-name="T1">team member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Question <text:span text:style-name="T1">is Content of the </text:span><text:span text:style-name="T1">question.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Assigned to<text:span text:style-name="T1"> - The person who's </text:span><text:span text:style-name="T1">in charge of answering the </text:span><text:span text:style-name="T1">question. Filled in by the customer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Answered on<text:span text:style-name="T1"> - The date on </text:span><text:span text:style-name="T1">which the question is actually </text:span><text:span text:style-name="T1">answer, expected to be filled by </text:span><text:span text:style-name="T1">the customer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2"/>
          <table:table-cell table:style-name="ce10"/>
          <table:table-cell table:style-name="ce22" office:value-type="string" table:number-columns-spanned="10" table:number-rows-spanned="1">
            <text:p>Answer<text:span text:style-name="T2"> </text:span><text:span text:style-name="T1">is the response to the </text:span><text:span text:style-name="T1">question. If there is further </text:span><text:span text:style-name="T1">discussion, use the same rules as </text:span><text:span text:style-name="T1">specified for Question</text:span></text:p>
          </table:table-cell>
          <table:covered-table-cell table:number-columns-repeated="8" table:style-name="ce27"/>
          <table:covered-table-cell table:style-name="ce31"/>
          <table:table-cell table:number-columns-repeated="1012"/>
        </table:table-row>
        <table:table-row table:style-name="ro6">
          <table:table-cell table:style-name="ce4"/>
          <table:table-cell table:style-name="ce12"/>
          <table:table-cell table:style-name="ce19" office:value-type="string" table:number-columns-spanned="10" table:number-rows-spanned="1">
            <text:p>Status </text:p>
            <text:p><text:span text:style-name="T1"><text:s text:c="14"/></text:span><text:span text:style-name="T2">Open</text:span><text:span text:style-name="T1">: The question has </text:span><text:span text:style-name="T1">not been answered </text:span></text:p>
            <text:p><text:span text:style-name="T2"><text:s text:c="14"/></text:span><text:span text:style-name="T2">Closed</text:span><text:span text:style-name="T1">: The question is </text:span><text:span text:style-name="T1">satisfactorily answered</text:span></text:p>
            <text:p><text:span text:style-name="T1"><text:s text:c="14"/></text:span><text:span text:style-name="T2">Canceled</text:span><text:span text:style-name="T1">: Question is </text:span><text:span text:style-name="T1">canceled</text:span></text:p>
            <text:p><text:span text:style-name="T2"><text:s text:c="14"/></text:span><text:span text:style-name="T2">In progress</text:span><text:span text:style-name="T1">: the answer </text:span><text:span text:style-name="T1">is available but not fully satisfied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2">
          <table:table-cell table:style-name="ce6" table:number-columns-repeated="11"/>
          <table:table-cell table:style-name="ce32"/>
          <table:table-cell table:number-columns-repeated="101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&amp;A Management Table" table:style-name="ta1" table:print="false">
        <table:table-column table:style-name="co1" table:default-cell-style-name="ce42"/>
        <table:table-column table:style-name="co2" table:default-cell-style-name="ce42"/>
        <table:table-column table:style-name="co1" table:number-columns-repeated="4" table:default-cell-style-name="ce42"/>
        <table:table-column table:style-name="co3" table:default-cell-style-name="ce42"/>
        <table:table-column table:style-name="co1" table:default-cell-style-name="ce42"/>
        <table:table-column table:style-name="co4" table:default-cell-style-name="ce42"/>
        <table:table-column table:style-name="co5" table:default-cell-style-name="ce42"/>
        <table:table-column table:style-name="co1" table:number-columns-repeated="1013" table:default-cell-style-name="ce42"/>
        <table:table-row table:style-name="ro1">
          <table:table-cell table:style-name="ce41" office:value-type="string" table:number-columns-spanned="13" table:number-rows-spanned="1">
            <text:p>Q&amp;A MANAGEMENT TABLE</text:p>
          </table:table-cell>
          <table:covered-table-cell table:number-columns-repeated="12"/>
          <table:table-cell table:number-columns-repeated="1010"/>
        </table:table-row>
        <table:table-row table:style-name="ro2">
          <table:table-cell table:number-columns-repeated="1023"/>
        </table:table-row>
        <table:table-row table:style-name="ro3">
          <table:table-cell table:style-name="Default"/>
          <table:table-cell table:style-name="ce46" office:value-type="string">
            <text:p>Project Code:</text:p>
          </table:table-cell>
          <table:table-cell table:style-name="ce56" office:value-type="string">
            <text:p>OGate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46" office:value-type="string">
            <text:p>Q&amp;A Manager: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47" office:value-type="string">
            <text:p>Last updated date</text:p>
          </table:table-cell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2"/>
        </table:table-row>
        <table:table-row table:style-name="ro3">
          <table:table-cell table:style-name="Default"/>
          <table:table-cell table:style-name="ce48" office:value-type="string">
            <text:p>No of Open items</text:p>
          </table:table-cell>
          <table:table-cell table:style-name="ce57" table:formula="of:=COUNTIF([.K15:.K132];&quot;Open&quot;)"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49" office:value-type="string">
            <text:p>No of In progress items</text:p>
          </table:table-cell>
          <table:table-cell table:style-name="ce57" table:formula="of:=COUNTIF([.K15:.K132];&quot;In progress&quot;)"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0" office:value-type="string">
            <text:p>No of Closed items</text:p>
          </table:table-cell>
          <table:table-cell table:style-name="ce57" table:formula="of:=COUNTIF([.K15:.K132];&quot;Closed&quot;)" office:value-type="float" office:value="1">
            <text:p>1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1" office:value-type="string">
            <text:p>No of Cancelled items</text:p>
          </table:table-cell>
          <table:table-cell table:style-name="ce58" table:formula="of:=COUNTIF([.K15:.K132];&quot;Canceled&quot;)"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2" office:value-type="string">
            <text:p>Total</text:p>
          </table:table-cell>
          <table:table-cell table:style-name="ce59" table:formula="of:=SUM([.C8:.C11])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4">
          <table:table-cell table:style-name="ce43" office:value-type="string">
            <text:p>No</text:p>
          </table:table-cell>
          <table:table-cell table:style-name="ce53" office:value-type="string">
            <text:p>Created On</text:p>
          </table:table-cell>
          <table:table-cell table:style-name="ce43" office:value-type="string">
            <text:p>Created By</text:p>
          </table:table-cell>
          <table:table-cell table:style-name="ce43" office:value-type="string">
            <text:p>Process</text:p>
          </table:table-cell>
          <table:table-cell table:style-name="ce43" office:value-type="string">
            <text:p>Location</text:p>
          </table:table-cell>
          <table:table-cell table:style-name="ce43" office:value-type="string">
            <text:p>Question Type</text:p>
          </table:table-cell>
          <table:table-cell table:style-name="ce43" office:value-type="string">
            <text:p>Question</text:p>
          </table:table-cell>
          <table:table-cell table:style-name="ce43" office:value-type="string">
            <text:p>Assigned To</text:p>
          </table:table-cell>
          <table:table-cell table:style-name="ce53" office:value-type="string">
            <text:p>Answered On</text:p>
          </table:table-cell>
          <table:table-cell table:style-name="ce43" office:value-type="string">
            <text:p>Answer</text:p>
          </table:table-cell>
          <table:table-cell table:style-name="ce43" office:value-type="string">
            <text:p>Status</text:p>
          </table:table-cell>
          <table:table-cell table:style-name="ce43" office:value-type="string">
            <text:p>Notes</text:p>
          </table:table-cell>
          <table:table-cell table:style-name="ce43" office:value-type="string">
            <text:p>Reference</text:p>
          </table:table-cell>
          <table:table-cell table:number-columns-repeated="1010"/>
        </table:table-row>
        <table:table-row table:style-name="ro7">
          <table:table-cell table:style-name="ce44" office:value-type="float" office:value="1">
            <text:p>1</text:p>
          </table:table-cell>
          <table:table-cell table:style-name="ce54" office:value-type="float" office:value="40650">
            <text:p>17/Apr/11</text:p>
          </table:table-cell>
          <table:table-cell table:style-name="ce44" office:value-type="string">
            <text:p>DoanNX</text:p>
          </table:table-cell>
          <table:table-cell table:style-name="ce44" table:content-validation-name="val1" office:value-type="string">
            <text:p>Requirement<text:tab/><text:tab/><text:tab/><text:tab/><text:tab/><text:tab/><text:tab/><text:tab/></text:p>
          </table:table-cell>
          <table:table-cell table:style-name="ce60" office:value-type="string">
            <text:p>Customer Requirement Specification in High Level Requirement</text:p>
          </table:table-cell>
          <table:table-cell table:style-name="ce44" table:content-validation-name="val2" office:value-type="string">
            <text:p>Clarification</text:p>
          </table:table-cell>
          <table:table-cell table:style-name="ce60" office:value-type="string">
            <text:p>Module số 5 và số 7 liệu có thể gộp lại thành 1 được không?</text:p>
          </table:table-cell>
          <table:table-cell table:style-name="ce60" office:value-type="string">
            <text:p>ThachLN</text:p>
          </table:table-cell>
          <table:table-cell table:style-name="ce54" office:value-type="float" office:value="40652">
            <text:p>19/Apr/11</text:p>
          </table:table-cell>
          <table:table-cell table:style-name="ce62" office:value-type="string">
            <text:p>Không nên.</text:p>
            <text:p>Mục 5. Thành viên là đề để quản lý profile các thành viên của nhóm. Ghi nhận thành tích, đóng góp. Sau này sẽ có cơ chế tính điểm; phong cấp bậc cho thành viên,v.v...</text:p>
            <text:p>Mục 7: Hướng tới việc làm cầu nối việc làm cho các bạn; có thể đăng tin tuyển dụng các công ty, PR hồ sơ tốt (lấy từ Mục 5) để các công ty xem. v...</text:p>
          </table:table-cell>
          <table:table-cell table:style-name="ce54" table:content-validation-name="val3" office:value-type="string">
            <text:p>Closed</text:p>
          </table:table-cell>
          <table:table-cell table:style-name="ce60" table:number-columns-repeated="2"/>
          <table:table-cell table:number-columns-repeated="2"/>
          <table:table-cell table:style-name="ce63"/>
          <table:table-cell table:number-columns-repeated="1007"/>
        </table:table-row>
        <table:table-row table:style-name="ro2">
          <table:table-cell table:style-name="Default" table:formula="of:=[.A15]+1" office:value-type="float" office:value="2">
            <text:p>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6]+1" office:value-type="float" office:value="3">
            <text:p>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7]+1" office:value-type="float" office:value="4">
            <text:p>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8]+1" office:value-type="float" office:value="5">
            <text:p>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9]+1" office:value-type="float" office:value="6">
            <text:p>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20]+1" office:value-type="float" office:value="7">
            <text:p>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21]+1" office:value-type="float" office:value="8">
            <text:p>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22]+1" office:value-type="float" office:value="9">
            <text:p>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23]+1" office:value-type="float" office:value="10">
            <text:p>1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24]+1" office:value-type="float" office:value="11">
            <text:p>1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25]+1" office:value-type="float" office:value="12">
            <text:p>1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26]+1" office:value-type="float" office:value="13">
            <text:p>1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27]+1" office:value-type="float" office:value="14">
            <text:p>1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28]+1" office:value-type="float" office:value="15">
            <text:p>1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29]+1" office:value-type="float" office:value="16">
            <text:p>1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30]+1" office:value-type="float" office:value="17">
            <text:p>1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31]+1" office:value-type="float" office:value="18">
            <text:p>1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32]+1" office:value-type="float" office:value="19">
            <text:p>1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33]+1" office:value-type="float" office:value="20">
            <text:p>2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34]+1" office:value-type="float" office:value="21">
            <text:p>2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35]+1" office:value-type="float" office:value="22">
            <text:p>2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36]+1" office:value-type="float" office:value="23">
            <text:p>2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37]+1" office:value-type="float" office:value="24">
            <text:p>2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38]+1" office:value-type="float" office:value="25">
            <text:p>2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39]+1" office:value-type="float" office:value="26">
            <text:p>2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40]+1" office:value-type="float" office:value="27">
            <text:p>2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41]+1" office:value-type="float" office:value="28">
            <text:p>2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42]+1" office:value-type="float" office:value="29">
            <text:p>2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43]+1" office:value-type="float" office:value="30">
            <text:p>3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44]+1" office:value-type="float" office:value="31">
            <text:p>3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45]+1" office:value-type="float" office:value="32">
            <text:p>3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46]+1" office:value-type="float" office:value="33">
            <text:p>3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47]+1" office:value-type="float" office:value="34">
            <text:p>3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48]+1" office:value-type="float" office:value="35">
            <text:p>3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49]+1" office:value-type="float" office:value="36">
            <text:p>3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50]+1" office:value-type="float" office:value="37">
            <text:p>3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51]+1" office:value-type="float" office:value="38">
            <text:p>3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52]+1" office:value-type="float" office:value="39">
            <text:p>3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53]+1" office:value-type="float" office:value="40">
            <text:p>4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54]+1" office:value-type="float" office:value="41">
            <text:p>4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55]+1" office:value-type="float" office:value="42">
            <text:p>4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56]+1" office:value-type="float" office:value="43">
            <text:p>4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57]+1" office:value-type="float" office:value="44">
            <text:p>4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58]+1" office:value-type="float" office:value="45">
            <text:p>4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59]+1" office:value-type="float" office:value="46">
            <text:p>4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60]+1" office:value-type="float" office:value="47">
            <text:p>4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61]+1" office:value-type="float" office:value="48">
            <text:p>4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62]+1" office:value-type="float" office:value="49">
            <text:p>4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63]+1" office:value-type="float" office:value="50">
            <text:p>5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64]+1" office:value-type="float" office:value="51">
            <text:p>5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65]+1" office:value-type="float" office:value="52">
            <text:p>5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66]+1" office:value-type="float" office:value="53">
            <text:p>5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67]+1" office:value-type="float" office:value="54">
            <text:p>5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68]+1" office:value-type="float" office:value="55">
            <text:p>5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69]+1" office:value-type="float" office:value="56">
            <text:p>5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70]+1" office:value-type="float" office:value="57">
            <text:p>5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71]+1" office:value-type="float" office:value="58">
            <text:p>5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72]+1" office:value-type="float" office:value="59">
            <text:p>5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73]+1" office:value-type="float" office:value="60">
            <text:p>6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74]+1" office:value-type="float" office:value="61">
            <text:p>6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75]+1" office:value-type="float" office:value="62">
            <text:p>6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76]+1" office:value-type="float" office:value="63">
            <text:p>6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77]+1" office:value-type="float" office:value="64">
            <text:p>6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78]+1" office:value-type="float" office:value="65">
            <text:p>6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79]+1" office:value-type="float" office:value="66">
            <text:p>6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80]+1" office:value-type="float" office:value="67">
            <text:p>6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81]+1" office:value-type="float" office:value="68">
            <text:p>6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82]+1" office:value-type="float" office:value="69">
            <text:p>6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83]+1" office:value-type="float" office:value="70">
            <text:p>7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84]+1" office:value-type="float" office:value="71">
            <text:p>7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85]+1" office:value-type="float" office:value="72">
            <text:p>7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86]+1" office:value-type="float" office:value="73">
            <text:p>7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87]+1" office:value-type="float" office:value="74">
            <text:p>7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88]+1" office:value-type="float" office:value="75">
            <text:p>7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89]+1" office:value-type="float" office:value="76">
            <text:p>7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90]+1" office:value-type="float" office:value="77">
            <text:p>7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91]+1" office:value-type="float" office:value="78">
            <text:p>7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92]+1" office:value-type="float" office:value="79">
            <text:p>7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93]+1" office:value-type="float" office:value="80">
            <text:p>8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94]+1" office:value-type="float" office:value="81">
            <text:p>8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95]+1" office:value-type="float" office:value="82">
            <text:p>8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96]+1" office:value-type="float" office:value="83">
            <text:p>8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97]+1" office:value-type="float" office:value="84">
            <text:p>8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98]+1" office:value-type="float" office:value="85">
            <text:p>8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99]+1" office:value-type="float" office:value="86">
            <text:p>8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00]+1" office:value-type="float" office:value="87">
            <text:p>8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01]+1" office:value-type="float" office:value="88">
            <text:p>8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02]+1" office:value-type="float" office:value="89">
            <text:p>8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03]+1" office:value-type="float" office:value="90">
            <text:p>9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04]+1" office:value-type="float" office:value="91">
            <text:p>9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05]+1" office:value-type="float" office:value="92">
            <text:p>9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06]+1" office:value-type="float" office:value="93">
            <text:p>9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07]+1" office:value-type="float" office:value="94">
            <text:p>9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08]+1" office:value-type="float" office:value="95">
            <text:p>9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09]+1" office:value-type="float" office:value="96">
            <text:p>9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10]+1" office:value-type="float" office:value="97">
            <text:p>9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11]+1" office:value-type="float" office:value="98">
            <text:p>9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12]+1" office:value-type="float" office:value="99">
            <text:p>9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13]+1" office:value-type="float" office:value="100">
            <text:p>10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14]+1" office:value-type="float" office:value="101">
            <text:p>10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15]+1" office:value-type="float" office:value="102">
            <text:p>10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16]+1" office:value-type="float" office:value="103">
            <text:p>10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17]+1" office:value-type="float" office:value="104">
            <text:p>10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18]+1" office:value-type="float" office:value="105">
            <text:p>10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19]+1" office:value-type="float" office:value="106">
            <text:p>10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20]+1" office:value-type="float" office:value="107">
            <text:p>10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21]+1" office:value-type="float" office:value="108">
            <text:p>10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22]+1" office:value-type="float" office:value="109">
            <text:p>10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23]+1" office:value-type="float" office:value="110">
            <text:p>11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24]+1" office:value-type="float" office:value="111">
            <text:p>11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25]+1" office:value-type="float" office:value="112">
            <text:p>11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26]+1" office:value-type="float" office:value="113">
            <text:p>11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27]+1" office:value-type="float" office:value="114">
            <text:p>11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28]+1" office:value-type="float" office:value="115">
            <text:p>11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29]+1" office:value-type="float" office:value="116">
            <text:p>11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30]+1" office:value-type="float" office:value="117">
            <text:p>11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31]+1" office:value-type="float" office:value="118">
            <text:p>11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 table:number-rows-repeated="104844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>
        <table:named-expression table:name="_0" table:base-cell-address="$GuideLine.$A$1" table:expression=""/>
        <table:named-expression table:name="_d" table:base-cell-address="$GuideLine.$A$1" table:expression=""/>
        <table:named-expression table:name="_e" table:base-cell-address="$GuideLine.$A$1" table:expression=""/>
        <table:named-expression table:name="_f" table:base-cell-address="$GuideLine.$A$1" table:expression=""/>
        <table:named-expression table:name="_g" table:base-cell-address="$GuideLine.$A$1" table:expression=""/>
        <table:named-expression table:name="_h" table:base-cell-address="$GuideLine.$A$1" table:expression=""/>
        <table:named-expression table:name="_i" table:base-cell-address="$GuideLine.$A$1" table:expression=""/>
        <table:named-expression table:name="_j" table:base-cell-address="$GuideLine.$A$1" table:expression=""/>
        <table:named-expression table:name="_k" table:base-cell-address="$GuideLine.$A$1" table:expression=""/>
        <table:named-expression table:name="_l" table:base-cell-address="$GuideLine.$A$1" table:expression=""/>
        <table:named-expression table:name="_m" table:base-cell-address="$GuideLine.$A$1" table:expression=""/>
        <table:named-expression table:name="_n" table:base-cell-address="$GuideLine.$A$1" table:expression=""/>
        <table:named-expression table:name="_o" table:base-cell-address="$GuideLine.$A$1" table:expression=""/>
        <table:named-expression table:name="_z" table:base-cell-address="$GuideLine.$A$1" table:expression=""/>
        <table:named-expression table:name="_1" table:base-cell-address="$GuideLine.$A$1" table:expression="NA()"/>
        <table:named-expression table:name="_1000A01" table:base-cell-address="$GuideLine.$A$1" table:expression="NA()"/>
        <table:named-expression table:name="_2" table:base-cell-address="$GuideLine.$A$1" table:expression="NA()"/>
        <table:named-expression table:name="_Fill" table:base-cell-address="$GuideLine.$A$1" table:expression="$#REF!.$B$775:$B$792"/>
        <table:named-range table:name="Excel_BuiltIn__FilterDatabase" table:base-cell-address="$GuideLine.$A$1" table:cell-range-address="$'Q&amp;A Management Table'.$A$13:.$M$31"/>
        <table:named-expression table:name="_Key1" table:base-cell-address="$GuideLine.$A$1" table:expression=""/>
        <table:named-expression table:name="_Key2" table:base-cell-address="$GuideLine.$A$1" table:expression=""/>
        <table:named-expression table:name="_Order1" table:base-cell-address="$GuideLine.$A$1" table:expression="255"/>
        <table:named-expression table:name="_Order2" table:base-cell-address="$GuideLine.$A$1" table:expression="255"/>
        <table:named-expression table:name="_Sort" table:base-cell-address="$GuideLine.$A$1" table:expression=""/>
        <table:named-expression table:name="A" table:base-cell-address="$GuideLine.$A$1" table:expression=""/>
        <table:named-expression table:name="A01_" table:base-cell-address="$GuideLine.$A$1" table:expression="NA()"/>
        <table:named-expression table:name="A01AC" table:base-cell-address="$GuideLine.$A$1" table:expression="NA()"/>
        <table:named-expression table:name="A01CAT" table:base-cell-address="$GuideLine.$A$1" table:expression="NA()"/>
        <table:named-expression table:name="A01CODE" table:base-cell-address="$GuideLine.$A$1" table:expression="NA()"/>
        <table:named-expression table:name="A01DATA" table:base-cell-address="$GuideLine.$A$1" table:expression="NA()"/>
        <table:named-expression table:name="A01MI" table:base-cell-address="$GuideLine.$A$1" table:expression="NA()"/>
        <table:named-expression table:name="A01TO" table:base-cell-address="$GuideLine.$A$1" table:expression="NA()"/>
        <table:named-expression table:name="A65700" table:base-cell-address="$GuideLine.$A$1" table:expression=""/>
        <table:named-expression table:name="A65800" table:base-cell-address="$GuideLine.$A$1" table:expression=""/>
        <table:named-expression table:name="A66000" table:base-cell-address="$GuideLine.$A$1" table:expression=""/>
        <table:named-expression table:name="A67000" table:base-cell-address="$GuideLine.$A$1" table:expression=""/>
        <table:named-expression table:name="A68000" table:base-cell-address="$GuideLine.$A$1" table:expression=""/>
        <table:named-expression table:name="A70000" table:base-cell-address="$GuideLine.$A$1" table:expression=""/>
        <table:named-expression table:name="A75000" table:base-cell-address="$GuideLine.$A$1" table:expression=""/>
        <table:named-expression table:name="A85000" table:base-cell-address="$GuideLine.$A$1" table:expression=""/>
        <table:named-expression table:name="AA" table:base-cell-address="$GuideLine.$A$1" table:expression="$#REF!.$A$1:$CB$43"/>
        <table:named-expression table:name="AAA" table:base-cell-address="$GuideLine.$A$1" table:expression=""/>
        <table:named-expression table:name="aaaa" table:base-cell-address="$GuideLine.$A$1" table:expression=""/>
        <table:named-expression table:name="All_Item" table:base-cell-address="$GuideLine.$A$1" table:expression="$#REF!.$B$16:$L$517"/>
        <table:named-expression table:name="ALPIN" table:base-cell-address="$GuideLine.$A$1" table:expression="NA()"/>
        <table:named-expression table:name="ALPJYOU" table:base-cell-address="$GuideLine.$A$1" table:expression="NA()"/>
        <table:named-expression table:name="ALPTOI" table:base-cell-address="$GuideLine.$A$1" table:expression="NA()"/>
        <table:named-expression table:name="B" table:base-cell-address="$GuideLine.$A$1" table:expression=""/>
        <table:named-expression table:name="BB" table:base-cell-address="$GuideLine.$A$1" table:expression="$#REF!.$CD$5:$DF$43"/>
        <table:named-expression table:name="BOQ" table:base-cell-address="$GuideLine.$A$1" table:expression="$#REF!.$A$14:$Q$343"/>
        <table:named-expression table:name="BVCISUMMARY" table:base-cell-address="$GuideLine.$A$1" table:expression="$#REF!.$B$3:$K$54"/>
        <table:named-expression table:name="CABLE2" table:base-cell-address="$GuideLine.$A$1" table:expression=""/>
        <table:named-expression table:name="Category_All" table:base-cell-address="$GuideLine.$A$1" table:expression="$#REF!.$B$521:$L$555"/>
        <table:named-expression table:name="CATIN" table:base-cell-address="$GuideLine.$A$1" table:expression="NA()"/>
        <table:named-expression table:name="CATJYOU" table:base-cell-address="$GuideLine.$A$1" table:expression="NA()"/>
        <table:named-expression table:name="CATREC" table:base-cell-address="$GuideLine.$A$1" table:expression="NA()"/>
        <table:named-expression table:name="CATSYU" table:base-cell-address="$GuideLine.$A$1" table:expression="NA()"/>
        <table:named-expression table:name="COAT" table:base-cell-address="$GuideLine.$A$1" table:expression=""/>
        <table:named-expression table:name="COMMON" table:base-cell-address="$GuideLine.$A$1" table:expression=""/>
        <table:named-expression table:name="CON_EQP_COS" table:base-cell-address="$GuideLine.$A$1" table:expression="$#REF!.$BX$69:$CE$112"/>
        <table:named-expression table:name="CON_EQP_COST" table:base-cell-address="$GuideLine.$A$1" table:expression="$#REF!.$AJ$6:$AQ$50"/>
        <table:named-expression table:name="CON1" table:base-cell-address="$GuideLine.$A$1" table:expression="$#REF!.$A$7:$K$322"/>
        <table:named-expression table:name="CON2" table:base-cell-address="$GuideLine.$A$1" table:expression="$#REF!.$A$325:$M$390"/>
        <table:named-expression table:name="CONST_EQ" table:base-cell-address="$GuideLine.$A$1" table:expression="$#REF!.$CD$5:$DF$43"/>
        <table:named-expression table:name="COVER" table:base-cell-address="$GuideLine.$A$1" table:expression="$#REF!.$B$3:$P$102"/>
        <table:named-expression table:name="Excel_BuiltIn_Criteria" table:base-cell-address="$GuideLine.$A$1" table:expression=""/>
        <table:named-expression table:name="CRITINST" table:base-cell-address="$GuideLine.$A$1" table:expression="$#REF!.$B$4:$B$5"/>
        <table:named-expression table:name="CRITPURC" table:base-cell-address="$GuideLine.$A$1" table:expression="$#REF!.$B$2:$B$3"/>
        <table:named-expression table:name="CS_10" table:base-cell-address="$GuideLine.$A$1" table:expression="$#REF!.$B$40:$C$51"/>
        <table:named-expression table:name="CS_100" table:base-cell-address="$GuideLine.$A$1" table:expression="$#REF!.$B$291:$C$299"/>
        <table:named-expression table:name="CS_10S" table:base-cell-address="$GuideLine.$A$1" table:expression="$#REF!.$B$52:$C$94"/>
        <table:named-expression table:name="CS_120" table:base-cell-address="$GuideLine.$A$1" table:expression="$#REF!.$B$300:$C$311"/>
        <table:named-expression table:name="CS_140" table:base-cell-address="$GuideLine.$A$1" table:expression="$#REF!.$B$312:$C$320"/>
        <table:named-expression table:name="CS_160" table:base-cell-address="$GuideLine.$A$1" table:expression="$#REF!.$B$321:$C$352"/>
        <table:named-expression table:name="CS_20" table:base-cell-address="$GuideLine.$A$1" table:expression="$#REF!.$B$95:$C$109"/>
        <table:named-expression table:name="CS_30" table:base-cell-address="$GuideLine.$A$1" table:expression="$#REF!.$B$110:$C$123"/>
        <table:named-expression table:name="CS_40" table:base-cell-address="$GuideLine.$A$1" table:expression="$#REF!.$B$124:$C$167"/>
        <table:named-expression table:name="CS_40S" table:base-cell-address="$GuideLine.$A$1" table:expression="$#REF!.$B$168:$C$203"/>
        <table:named-expression table:name="CS_5S" table:base-cell-address="$GuideLine.$A$1" table:expression="$#REF!.$B$8:$C$39"/>
        <table:named-expression table:name="CS_60" table:base-cell-address="$GuideLine.$A$1" table:expression="$#REF!.$B$204:$C$212"/>
        <table:named-expression table:name="CS_80" table:base-cell-address="$GuideLine.$A$1" table:expression="$#REF!.$B$213:$C$254"/>
        <table:named-expression table:name="CS_80S" table:base-cell-address="$GuideLine.$A$1" table:expression="$#REF!.$B$255:$C$290"/>
        <table:named-expression table:name="CS_STD" table:base-cell-address="$GuideLine.$A$1" table:expression="$#REF!.$B$353:$C$406"/>
        <table:named-expression table:name="CS_XS" table:base-cell-address="$GuideLine.$A$1" table:expression="$#REF!.$B$407:$C$460"/>
        <table:named-expression table:name="CS_XXS" table:base-cell-address="$GuideLine.$A$1" table:expression="$#REF!.$B$461:$C$487"/>
        <table:named-expression table:name="CURRENCY" table:base-cell-address="$GuideLine.$A$1" table:expression="$#REF!.$F$14:$G$28"/>
        <table:named-expression table:name="D_7101A_B" table:base-cell-address="$GuideLine.$A$1" table:expression="$#REF!.$C$7:$AB$154"/>
        <table:named-expression table:name="Excel_BuiltIn_Database" table:base-cell-address="$GuideLine.$A$1" table:expression="$#REF!.$#REF!$#REF!"/>
        <table:named-expression table:name="DataFilter" table:base-cell-address="$GuideLine.$A$1" table:expression="#name!DataFilter"/>
        <table:named-expression table:name="DataSort" table:base-cell-address="$GuideLine.$A$1" table:expression="#name!DataSort"/>
        <table:named-expression table:name="DSUMDATA" table:base-cell-address="$GuideLine.$A$1" table:expression="$#REF!.$A$1:$Q$337"/>
        <table:named-expression table:name="End_1" table:base-cell-address="$GuideLine.$A$1" table:expression="$#REF!.$L$9"/>
        <table:named-expression table:name="End_10" table:base-cell-address="$GuideLine.$A$1" table:expression="$#REF!.$S$#REF!"/>
        <table:named-expression table:name="End_11" table:base-cell-address="$GuideLine.$A$1" table:expression="$#REF!.$S$36"/>
        <table:named-expression table:name="End_12" table:base-cell-address="$GuideLine.$A$1" table:expression="$#REF!.$S$39"/>
        <table:named-expression table:name="End_13" table:base-cell-address="$GuideLine.$A$1" table:expression="$#REF!.$R$42"/>
        <table:named-expression table:name="End_2" table:base-cell-address="$GuideLine.$A$1" table:expression="$#REF!.$M$12"/>
        <table:named-expression table:name="End_3" table:base-cell-address="$GuideLine.$A$1" table:expression="$#REF!.$N$15"/>
        <table:named-expression table:name="End_4" table:base-cell-address="$GuideLine.$A$1" table:expression="$#REF!.$N$18"/>
        <table:named-expression table:name="End_5" table:base-cell-address="$GuideLine.$A$1" table:expression="$#REF!.$N$21"/>
        <table:named-expression table:name="End_6" table:base-cell-address="$GuideLine.$A$1" table:expression="$#REF!.$O$24"/>
        <table:named-expression table:name="End_7" table:base-cell-address="$GuideLine.$A$1" table:expression="$#REF!.$P$27"/>
        <table:named-expression table:name="End_8" table:base-cell-address="$GuideLine.$A$1" table:expression="$#REF!.$N$29"/>
        <table:named-expression table:name="End_9" table:base-cell-address="$GuideLine.$A$1" table:expression="$#REF!.$M$31"/>
        <table:named-expression table:name="Excel_BuiltIn_Extract" table:base-cell-address="$GuideLine.$A$1" table:expression=""/>
        <table:named-expression table:name="f" table:base-cell-address="$GuideLine.$A$1" table:expression="{&quot;'Sheet1'!$L$16&quot;}"/>
        <table:named-expression table:name="FACTOR" table:base-cell-address="$GuideLine.$A$1" table:expression="$#REF!.$AM$9:$AM$1007"/>
        <table:named-expression table:name="ｆｆｆ" table:base-cell-address="$GuideLine.$A$1" table:expression="{&quot;'Sheet1'!$L$16&quot;}"/>
        <table:named-expression table:name="FP" table:base-cell-address="$GuideLine.$A$1" table:expression=""/>
        <table:named-expression table:name="GoBack" table:base-cell-address="$GuideLine.$A$1" table:expression="#name!GoBack"/>
        <table:named-expression table:name="GPT_GROUNDING_PT" table:base-cell-address="$GuideLine.$A$1" table:expression=""/>
        <table:named-expression table:name="HOME_MANP" table:base-cell-address="$GuideLine.$A$1" table:expression=""/>
        <table:named-expression table:name="HOMEOFFICE_COST" table:base-cell-address="$GuideLine.$A$1" table:expression=""/>
        <table:named-expression table:name="HTML_CodePage" table:base-cell-address="$GuideLine.$A$1" table:expression="950"/>
        <table:named-expression table:name="HTML_Control" table:base-cell-address="$GuideLine.$A$1" table:expression="{&quot;'Sheet1'!$L$16&quot;}"/>
        <table:named-expression table:name="HTML_Description" table:base-cell-address="$GuideLine.$A$1" table:expression="&quot;&quot;"/>
        <table:named-expression table:name="HTML_Email" table:base-cell-address="$GuideLine.$A$1" table:expression="&quot;&quot;"/>
        <table:named-expression table:name="HTML_Header" table:base-cell-address="$GuideLine.$A$1" table:expression="&quot;Sheet1&quot;"/>
        <table:named-expression table:name="HTML_LastUpdate" table:base-cell-address="$GuideLine.$A$1" table:expression="&quot;2000/9/14&quot;"/>
        <table:named-expression table:name="HTML_LineAfter" table:base-cell-address="$GuideLine.$A$1" table:expression="FALSE()"/>
        <table:named-expression table:name="HTML_LineBefore" table:base-cell-address="$GuideLine.$A$1" table:expression="FALSE()"/>
        <table:named-expression table:name="HTML_Name" table:base-cell-address="$GuideLine.$A$1" table:expression="&quot;J.C.WONG&quot;"/>
        <table:named-expression table:name="HTML_OBDlg2" table:base-cell-address="$GuideLine.$A$1" table:expression="TRUE()"/>
        <table:named-expression table:name="HTML_OBDlg4" table:base-cell-address="$GuideLine.$A$1" table:expression="TRUE()"/>
        <table:named-expression table:name="HTML_OS" table:base-cell-address="$GuideLine.$A$1" table:expression="0"/>
        <table:named-expression table:name="HTML_PathFile" table:base-cell-address="$GuideLine.$A$1" table:expression="&quot;C:\2689\Q\??\00q3961????PTA3??\MyHTML.htm&quot;"/>
        <table:named-expression table:name="HTML_Title" table:base-cell-address="$GuideLine.$A$1" table:expression="&quot;00Q3961-SUM&quot;"/>
        <table:named-expression table:name="IDLAB_COST" table:base-cell-address="$GuideLine.$A$1" table:expression="$#REF!.$AL$8:$BW$64"/>
        <table:named-expression table:name="IND_LAB" table:base-cell-address="$GuideLine.$A$1" table:expression="$#REF!.$A$14:$CB$113"/>
        <table:named-expression table:name="INDMANP" table:base-cell-address="$GuideLine.$A$1" table:expression="$#REF!.$A$3:$AH$59"/>
        <table:named-expression table:name="IO" table:base-cell-address="$GuideLine.$A$1" table:expression=""/>
        <table:named-expression table:name="MAJ_CON_EQP" table:base-cell-address="$GuideLine.$A$1" table:expression="$#REF!.$A$67:$AH$123"/>
        <table:named-expression table:name="MAT" table:base-cell-address="$GuideLine.$A$1" table:expression=""/>
        <table:named-expression table:name="MF" table:base-cell-address="$GuideLine.$A$1" table:expression=""/>
        <table:named-expression table:name="MG_A" table:base-cell-address="$GuideLine.$A$1" table:expression="$#REF!.$N$259"/>
        <table:named-expression table:name="NET" table:base-cell-address="$GuideLine.$A$1" table:expression="$#REF!.$C$1:$O$65"/>
        <table:named-expression table:name="NET_1" table:base-cell-address="$GuideLine.$A$1" table:expression=""/>
        <table:named-expression table:name="NET_ANA" table:base-cell-address="$GuideLine.$A$1" table:expression="$#REF!.$C$1:$W$65"/>
        <table:named-expression table:name="NET_ANA_1" table:base-cell-address="$GuideLine.$A$1" table:expression=""/>
        <table:named-expression table:name="NET_ANA_2" table:base-cell-address="$GuideLine.$A$1" table:expression=""/>
        <table:named-expression table:name="NET2" table:base-cell-address="$GuideLine.$A$1" table:expression=""/>
        <table:named-expression table:name="OTHER_PANEL" table:base-cell-address="$GuideLine.$A$1" table:expression=""/>
        <table:named-expression table:name="P" table:base-cell-address="$GuideLine.$A$1" table:expression=""/>
        <table:named-expression table:name="PEJM" table:base-cell-address="$GuideLine.$A$1" table:expression=""/>
        <table:named-expression table:name="PF" table:base-cell-address="$GuideLine.$A$1" table:expression=""/>
        <table:named-expression table:name="PL_???___P.B.___REST_P.B._????" table:base-cell-address="$GuideLine.$A$1" table:expression=""/>
        <table:named-expression table:name="PM" table:base-cell-address="$GuideLine.$A$1" table:expression=""/>
        <table:named-expression table:name="PRICE" table:base-cell-address="$GuideLine.$A$1" table:expression="$#REF!.$C$7:$S$151"/>
        <table:named-expression table:name="PRICE1" table:base-cell-address="$GuideLine.$A$1" table:expression="$#REF!.$D$9:$N$392"/>
        <table:named-expression table:name="Excel_BuiltIn_Print_Area" table:base-cell-address="$GuideLine.$A$1" table:expression=""/>
        <table:named-expression table:name="Print_Area_MI" table:base-cell-address="$GuideLine.$A$1" table:expression=""/>
        <table:named-range table:name="Excel_BuiltIn_Print_Titles" table:base-cell-address="$GuideLine.$A$1" table:cell-range-address="$'Q&amp;A Management Table'.$A$13:.$AMF$13" table:range-usable-as="repeat-column repeat-row"/>
        <table:named-expression table:name="Excel_BuiltIn_Print_Titles 1" table:base-cell-address="$GuideLine.$A$1" table:expression=""/>
        <table:named-expression table:name="Print_Titles_MI" table:base-cell-address="$GuideLine.$A$1" table:expression="$#REF!.$A$1:$AMG$13"/>
        <table:named-expression table:name="PRINTA" table:base-cell-address="$GuideLine.$A$1" table:expression=""/>
        <table:named-expression table:name="PRINTB" table:base-cell-address="$GuideLine.$A$1" table:expression=""/>
        <table:named-expression table:name="PRINTC" table:base-cell-address="$GuideLine.$A$1" table:expression=""/>
        <table:named-expression table:name="PROPOSAL" table:base-cell-address="$GuideLine.$A$1" table:expression="$#REF!.$A$1:$N$27"/>
        <table:named-expression table:name="R_11" table:base-cell-address="$GuideLine.$A$1" table:expression=""/>
        <table:named-expression table:name="R_12" table:base-cell-address="$GuideLine.$A$1" table:expression=""/>
        <table:named-expression table:name="R_13" table:base-cell-address="$GuideLine.$A$1" table:expression=""/>
        <table:named-expression table:name="R_14" table:base-cell-address="$GuideLine.$A$1" table:expression=""/>
        <table:named-expression table:name="R_15" table:base-cell-address="$GuideLine.$A$1" table:expression=""/>
        <table:named-expression table:name="R_21" table:base-cell-address="$GuideLine.$A$1" table:expression=""/>
        <table:named-expression table:name="R_22" table:base-cell-address="$GuideLine.$A$1" table:expression=""/>
        <table:named-expression table:name="R_23" table:base-cell-address="$GuideLine.$A$1" table:expression=""/>
        <table:named-expression table:name="R_24" table:base-cell-address="$GuideLine.$A$1" table:expression=""/>
        <table:named-expression table:name="R_31" table:base-cell-address="$GuideLine.$A$1" table:expression=""/>
        <table:named-expression table:name="R_32" table:base-cell-address="$GuideLine.$A$1" table:expression=""/>
        <table:named-expression table:name="R_33" table:base-cell-address="$GuideLine.$A$1" table:expression=""/>
        <table:named-expression table:name="R_34" table:base-cell-address="$GuideLine.$A$1" table:expression=""/>
        <table:named-expression table:name="R_35" table:base-cell-address="$GuideLine.$A$1" table:expression=""/>
        <table:named-expression table:name="R_41" table:base-cell-address="$GuideLine.$A$1" table:expression=""/>
        <table:named-expression table:name="R_42" table:base-cell-address="$GuideLine.$A$1" table:expression=""/>
        <table:named-expression table:name="R_43" table:base-cell-address="$GuideLine.$A$1" table:expression=""/>
        <table:named-expression table:name="R_44" table:base-cell-address="$GuideLine.$A$1" table:expression=""/>
        <table:named-expression table:name="R_45" table:base-cell-address="$GuideLine.$A$1" table:expression=""/>
        <table:named-expression table:name="R_46" table:base-cell-address="$GuideLine.$A$1" table:expression=""/>
        <table:named-expression table:name="R_51" table:base-cell-address="$GuideLine.$A$1" table:expression=""/>
        <table:named-expression table:name="R_52" table:base-cell-address="$GuideLine.$A$1" table:expression=""/>
        <table:named-expression table:name="R_53" table:base-cell-address="$GuideLine.$A$1" table:expression=""/>
        <table:named-expression table:name="R_54" table:base-cell-address="$GuideLine.$A$1" table:expression=""/>
        <table:named-expression table:name="R_61" table:base-cell-address="$GuideLine.$A$1" table:expression=""/>
        <table:named-expression table:name="R_62" table:base-cell-address="$GuideLine.$A$1" table:expression=""/>
        <table:named-expression table:name="R_63" table:base-cell-address="$GuideLine.$A$1" table:expression=""/>
        <table:named-expression table:name="R_71" table:base-cell-address="$GuideLine.$A$1" table:expression=""/>
        <table:named-expression table:name="R_72" table:base-cell-address="$GuideLine.$A$1" table:expression=""/>
        <table:named-expression table:name="R_73" table:base-cell-address="$GuideLine.$A$1" table:expression=""/>
        <table:named-expression table:name="R_74" table:base-cell-address="$GuideLine.$A$1" table:expression=""/>
        <table:named-expression table:name="R_75" table:base-cell-address="$GuideLine.$A$1" table:expression=""/>
        <table:named-expression table:name="R_81" table:base-cell-address="$GuideLine.$A$1" table:expression=""/>
        <table:named-expression table:name="R_82" table:base-cell-address="$GuideLine.$A$1" table:expression=""/>
        <table:named-expression table:name="R_83" table:base-cell-address="$GuideLine.$A$1" table:expression=""/>
        <table:named-expression table:name="R_84" table:base-cell-address="$GuideLine.$A$1" table:expression=""/>
        <table:named-expression table:name="RECOUT" table:base-cell-address="$GuideLine.$A$1" table:expression="NA()"/>
        <table:named-expression table:name="RFP003A" table:base-cell-address="$GuideLine.$A$1" table:expression="$#REF!.$A$8:$P$228"/>
        <table:named-expression table:name="RFP003B" table:base-cell-address="$GuideLine.$A$1" table:expression="$#REF!.$A$8:$P$286"/>
        <table:named-expression table:name="RFP003C" table:base-cell-address="$GuideLine.$A$1" table:expression="$#REF!.$A$8:$P$278"/>
        <table:named-expression table:name="RFP003D" table:base-cell-address="$GuideLine.$A$1" table:expression="$#REF!.$A$8:$P$216"/>
        <table:named-expression table:name="RFP003E" table:base-cell-address="$GuideLine.$A$1" table:expression="$#REF!.$A$8:$P$145"/>
        <table:named-expression table:name="RFP003F" table:base-cell-address="$GuideLine.$A$1" table:expression="$#REF!.$A$8:$P$162"/>
        <table:named-expression table:name="RT" table:base-cell-address="$GuideLine.$A$1" table:expression=""/>
        <table:named-expression table:name="s" table:base-cell-address="$GuideLine.$A$1" table:expression="{&quot;'Sheet1'!$L$16&quot;}"/>
        <table:named-expression table:name="SB" table:base-cell-address="$GuideLine.$A$1" table:expression=""/>
        <table:named-expression table:name="SCH" table:base-cell-address="$GuideLine.$A$1" table:expression="$#REF!.$B$3:$D$1007"/>
        <table:named-expression table:name="SIZE" table:base-cell-address="$GuideLine.$A$1" table:expression="$#REF!.$B$1:$B$1048573"/>
        <table:named-expression table:name="SORT" table:base-cell-address="$GuideLine.$A$1" table:expression="$#REF!.$A$6:$AMG$41"/>
        <table:named-expression table:name="SORT_AREA" table:base-cell-address="$GuideLine.$A$1" table:expression=""/>
        <table:named-expression table:name="SP" table:base-cell-address="$GuideLine.$A$1" table:expression=""/>
        <table:named-expression table:name="SPEC" table:base-cell-address="$GuideLine.$A$1" table:expression="$#REF!.$E$76"/>
        <table:named-expression table:name="SPECSUMMARY" table:base-cell-address="$GuideLine.$A$1" table:expression="$#REF!.$D$18:$L$302"/>
        <table:named-expression table:name="Start_1" table:base-cell-address="$GuideLine.$A$1" table:expression="$#REF!.$F$9"/>
        <table:named-expression table:name="Start_10" table:base-cell-address="$GuideLine.$A$1" table:expression="$#REF!.$I$#REF!"/>
        <table:named-expression table:name="Start_11" table:base-cell-address="$GuideLine.$A$1" table:expression="$#REF!.$#REF!$36"/>
        <table:named-expression table:name="Start_12" table:base-cell-address="$GuideLine.$A$1" table:expression="$#REF!.$G$39"/>
        <table:named-expression table:name="Start_13" table:base-cell-address="$GuideLine.$A$1" table:expression="$#REF!.$I$42"/>
        <table:named-expression table:name="Start_2" table:base-cell-address="$GuideLine.$A$1" table:expression="$#REF!.$I$12"/>
        <table:named-expression table:name="Start_3" table:base-cell-address="$GuideLine.$A$1" table:expression="$#REF!.$G$15"/>
        <table:named-expression table:name="Start_4" table:base-cell-address="$GuideLine.$A$1" table:expression="$#REF!.$#REF!$18"/>
        <table:named-expression table:name="Start_5" table:base-cell-address="$GuideLine.$A$1" table:expression="$#REF!.$H$21"/>
        <table:named-expression table:name="Start_6" table:base-cell-address="$GuideLine.$A$1" table:expression="$#REF!.$J$24"/>
        <table:named-expression table:name="Start_7" table:base-cell-address="$GuideLine.$A$1" table:expression="$#REF!.$J$27"/>
        <table:named-expression table:name="Start_8" table:base-cell-address="$GuideLine.$A$1" table:expression="$#REF!.$F$29"/>
        <table:named-expression table:name="Start_9" table:base-cell-address="$GuideLine.$A$1" table:expression="$#REF!.$I$31"/>
        <table:named-expression table:name="SUMMARY" table:base-cell-address="$GuideLine.$A$1" table:expression=""/>
        <table:named-expression table:name="THI" table:base-cell-address="$GuideLine.$A$1" table:expression=""/>
        <table:named-expression table:name="THK" table:base-cell-address="$GuideLine.$A$1" table:expression=""/>
        <table:named-expression table:name="TITAN" table:base-cell-address="$GuideLine.$A$1" table:expression=""/>
        <table:named-expression table:name="TPLRP" table:base-cell-address="$GuideLine.$A$1" table:expression="$#REF!.$C$7:$BJ$157"/>
        <table:named-expression table:name="TRADE2" table:base-cell-address="$GuideLine.$A$1" table:expression="$#REF!.$F$34:$G$35"/>
        <table:named-expression table:name="TRANSFORMER" table:base-cell-address="$GuideLine.$A$1" table:expression=""/>
        <table:named-expression table:name="VARIINST" table:base-cell-address="$GuideLine.$A$1" table:expression="$#REF!.$B$5"/>
        <table:named-expression table:name="VARIPURC" table:base-cell-address="$GuideLine.$A$1" table:expression="$#REF!.$B$3"/>
        <table:named-expression table:name="W" table:base-cell-address="$GuideLine.$A$1" table:expression="$#REF!.$H$8"/>
        <table:named-expression table:name="wrn.HCDN_全印刷." table:base-cell-address="$GuideLine.$A$1" table:expression="{&quot;HCDN_注釈以外&quot;;#n/A;FALSE;&quot;10.0対応&quot;|&quot;HCDN_注釈&quot;;#n/A;FALSE;&quot;10.0対応&quot;|&quot;HCDN_注釈以外&quot;;#n/A;FALSE;&quot;9.0対応&quot;|&quot;HCDN_注釈&quot;;#n/A;FALSE;&quot;9.0対応&quot;|#n/A;#n/A;FALSE;&quot;ﾏﾆｭｱﾙ一覧&quot;|#n/A;#n/A;FALSE;&quot;ﾏﾆｭｱﾙ一覧 (2)&quot;}"/>
        <table:named-expression table:name="wrn.構成ｶﾞｲﾄﾞ_全印刷." table:base-cell-address="$GuideLine.$A$1" table:expression="{&quot;構成ｶﾞｲﾄﾞ_注釈以外&quot;;#n/A;FALSE;&quot;10.0対応&quot;|&quot;構成ｶﾞｲﾄﾞ_注釈&quot;;#n/A;FALSE;&quot;10.0対応&quot;|&quot;構成ｶﾞｲﾄﾞ_注釈以外&quot;;#n/A;FALSE;&quot;9.0対応&quot;|&quot;構成ｶﾞｲﾄﾞ_注釈&quot;;#n/A;FALSE;&quot;9.0対応&quot;|#n/A;#n/A;FALSE;&quot;マニュアル一覧表について&quot;|#n/A;#n/A;FALSE;&quot;ﾏﾆｭｱﾙ一覧&quot;|#n/A;#n/A;FALSE;&quot;ﾏﾆｭｱﾙ一覧 (2)&quot;|#n/A;#n/A;FALSE;&quot;ﾏﾆｭｱﾙ一覧 (3)&quot;}"/>
        <table:named-expression table:name="X" table:base-cell-address="$GuideLine.$A$1" table:expression="$#REF!.$H$7"/>
        <table:named-expression table:name="YAJI_MT_登録仕訳" table:base-cell-address="$GuideLine.$A$1" table:expression=""/>
        <table:named-expression table:name="Z_41442F1C_71A4_447E_AF0E_8FB51FC7D99F_.wvu.Cols" table:base-cell-address="$GuideLine.$A$1" table:expression=";;;"/>
        <table:named-expression table:name="Z_41442F1C_71A4_447E_AF0E_8FB51FC7D99F_.wvu.PrintArea" table:base-cell-address="$GuideLine.$A$1" table:expression=""/>
        <table:named-expression table:name="Z_95018DD7_A252_45F5_975C_C5433E2F88AC_.wvu.Cols" table:base-cell-address="$GuideLine.$A$1" table:expression=";"/>
        <table:named-expression table:name="Z_95018DD7_A252_45F5_975C_C5433E2F88AC_.wvu.PrintArea" table:base-cell-address="$GuideLine.$A$1" table:expression=""/>
        <table:named-expression table:name="Z_D062575E_61A0_4998_AF07_E741A5E67EFF_.wvu.Cols" table:base-cell-address="$GuideLine.$A$1" table:expression=""/>
        <table:named-expression table:name="Z_D062575E_61A0_4998_AF07_E741A5E67EFF_.wvu.PrintArea" table:base-cell-address="$GuideLine.$A$1" table:expression=""/>
        <table:named-expression table:name="ZYX" table:base-cell-address="$GuideLine.$A$1" table:expression="$#REF!.$A$1:$AMG$6097"/>
        <table:named-expression table:name="ZZZ" table:base-cell-address="$GuideLine.$A$1" table:expression="$#REF!.$A$1:$R$49"/>
        <table:named-expression table:name="あｂｃ" table:base-cell-address="$GuideLine.$A$1" table:expression=""/>
        <table:named-expression table:name="ああ" table:base-cell-address="$GuideLine.$A$1" table:expression=""/>
        <table:named-expression table:name="フォーム共通定義__画面ＩＤ_入力セルの位置_列" table:base-cell-address="$GuideLine.$A$1" table:expression="$#REF!.$E$458"/>
        <table:named-expression table:name="フォーム共通定義__画面ＩＤ_入力セルの位置_行" table:base-cell-address="$GuideLine.$A$1" table:expression="$#REF!.$E$457"/>
        <table:named-expression table:name="画面イベント定義__画面ＩＤ_入力セルの位置_列" table:base-cell-address="$GuideLine.$A$1" table:expression="$#REF!.$E$130"/>
        <table:named-expression table:name="画面イベント定義__画面ＩＤ_入力セルの位置_行" table:base-cell-address="$GuideLine.$A$1" table:expression="$#REF!.$E$129"/>
        <table:named-expression table:name="Excel_BuiltIn_Print_Area 1" table:base-cell-address="$GuideLine.$A$1" table:expression=""/>
      </table:named-expressions>
      <table:database-ranges>
        <table:database-range table:name="Status" table:target-range-address="'Q&amp;A Management Table'.K4:'Q&amp;A Management Table'.K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UI Gothic" svg:font-family="'MS UI Gothic'" style:font-family-generic="modern"/>
    <style:font-face style:name="細明朝体" svg:font-family="細明朝体" style:font-family-generic="modern"/>
    <style:font-face style:name="ＭＳ Ｐゴシック" svg:font-family="'ＭＳ Ｐゴシック'" style:font-family-generic="modern"/>
    <style:font-face style:name="Cambria" svg:font-family="Cambria" style:font-family-generic="roman"/>
    <style:font-face style:name="明朝" svg:font-family="明朝" style:font-family-generic="roman"/>
    <style:font-face style:name="ＭＳ 明朝" svg:font-family="'ＭＳ 明朝'" style:font-family-generic="roman"/>
    <style:font-face style:name="ＭＳ Ｐ明朝" svg:font-family="'ＭＳ Ｐ明朝'" style:font-family-generic="roman"/>
    <style:font-face style:name="Arial1" svg:font-family="Arial" style:font-family-generic="swiss"/>
    <style:font-face style:name="Calibri" svg:font-family="Calibri" style:font-family-generic="swiss"/>
    <style:font-face style:name="Helv" svg:font-family="Helv" style:font-family-generic="swiss"/>
    <style:font-face style:name="Tahoma2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</number:number-style>
    <number:number-style style:name="N118P1" style:volatile="true">
      <number:text>-</number:text>
      <number:number number:decimal-places="0" number:min-integer-digits="1" number:grouping="true"/>
    </number:number-style>
    <number:number-style style:name="N118">
      <number:text>-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integer-digits="1" number:grouping="true"/>
      <number:text> $ </number:text>
    </number:number-style>
    <number:number-style style:name="N120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20P0"/>
    </number:number-style>
    <number:number-style style:name="N122P0" style:volatile="true">
      <number:text>$</number:text>
      <number:number number:decimal-places="0" number:min-integer-digits="3">
        <number:embedded-text number:position="2">.</number:embedded-text>
      </number:number>
      <number:text> </number:text>
    </number:number-style>
    <number:number-style style:name="N122">
      <style:text-properties fo:color="#ff0000"/>
      <number:text>($</number:text>
      <number:number number:decimal-places="0" number:min-integer-digits="3">
        <number:embedded-text number:position="2">.</number:embedded-text>
      </number:number>
      <number:text>)</number:text>
      <style:map style:condition="value()&gt;=0" style:apply-style-name="N122P0"/>
    </number:number-style>
    <number:number-style style:name="N124P0" style:volatile="true">
      <number:number number:decimal-places="0" number:min-integer-digits="1" number:grouping="true"/>
      <number:text>-</number:text>
    </number:number-style>
    <number:number-style style:name="N124">
      <number:text>▲</number:text>
      <number:number number: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text>¥</number:text>
      <number:number number:decimal-places="0" number:min-integer-digits="1" number:grouping="true"/>
    </number:number-style>
    <number:number-style style:name="N126">
      <style:text-properties fo:color="#ff0000"/>
      <number:text>¥-</number:text>
      <number:number number:decimal-places="0" number:min-integer-digits="1" number:grouping="true"/>
      <style:map style:condition="value()&gt;=0" style:apply-style-name="N126P0"/>
    </number:number-style>
    <number:number-style style:name="N127">
      <number:number number:decimal-places="0" number:min-integer-digits="1" number:grouping="true"/>
      <number:text> </number:text>
    </number:number-style>
    <number:number-style style:name="N129P0" style:volatile="true">
      <number:text>¥</number:text>
      <number:number number:decimal-places="2" number:min-integer-digits="1" number:grouping="true"/>
    </number:number-style>
    <number:number-style style:name="N129">
      <style:text-properties fo:color="#ff0000"/>
      <number:text>¥-</number:text>
      <number:number number:decimal-places="2" number:min-integer-digits="1" number:grouping="true"/>
      <style:map style:condition="value()&gt;=0" style:apply-style-name="N129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6P0" style:volatile="true">
      <number:text>\</number:text>
      <number:number number:decimal-places="0" number:min-integer-digits="1" number:grouping="true"/>
    </number:number-style>
    <number:number-style style:name="N156">
      <number:text>\-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\</number:text>
      <number:number number:decimal-places="0" number:min-integer-digits="1" number:grouping="true"/>
    </number:number-style>
    <number:number-style style:name="N157">
      <style:text-properties fo:color="#ff0000"/>
      <number:text>\-</number:text>
      <number:number number:decimal-places="0" number:min-integer-digits="1" number:grouping="true"/>
      <style:map style:condition="value()&gt;=0" style:apply-style-name="N157P0"/>
    </number:number-style>
    <number:number-style style:name="N159P0" style:volatile="true">
      <number:text>\</number:text>
      <number:number number:decimal-places="2" number:min-integer-digits="1" number:grouping="true"/>
    </number:number-style>
    <number:number-style style:name="N159">
      <number:text>\-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\</number:text>
      <number:number number:decimal-places="2" number:min-integer-digits="1" number:grouping="true"/>
    </number:number-style>
    <number:number-style style:name="N160">
      <style:text-properties fo:color="#ff0000"/>
      <number:text>\-</number:text>
      <number:number number:decimal-places="2" number:min-integer-digits="1" number:grouping="true"/>
      <style:map style:condition="value()&gt;=0" style:apply-style-name="N160P0"/>
    </number:number-style>
    <number:number-style style:name="N164P0" style:volatile="true">
      <number:text> \</number:text>
      <number:number number:decimal-places="0" number:min-integer-digits="1" number:grouping="true"/>
      <number:text> </number:text>
    </number:number-style>
    <number:number-style style:name="N164P1" style:volatile="true">
      <number:text> \-</number:text>
      <number:number number:decimal-places="0" number:min-integer-digits="1" number:grouping="true"/>
      <number:text> </number:text>
    </number:number-style>
    <number:number-style style:name="N164P2" style:volatile="true">
      <number:text> \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 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\</number:text>
      <number:number number:decimal-places="2" number:min-integer-digits="1" number:grouping="true"/>
      <number:text> </number:text>
    </number:number-style>
    <number:number-style style:name="N170P1" style:volatile="true">
      <number:text> \-</number:text>
      <number:number number:decimal-places="2" number:min-integer-digits="1" number:grouping="true"/>
      <number:text> </number:text>
    </number:number-style>
    <number:number-style style:name="N170P2" style:volatile="true">
      <number:text> \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\</number:text>
      <number:number number:decimal-places="0" number:min-integer-digits="1" number:grouping="true"/>
    </number:number-style>
    <number:number-style style:name="N173">
      <number:text>-\</number:text>
      <number:number number:decimal-places="0" number:min-integer-digits="1" number:grouping="true"/>
      <style:map style:condition="value()&gt;=0" style:apply-style-name="N173P0"/>
    </number:number-style>
    <number:number-style style:name="N174P0" style:volatile="true">
      <number:text>\</number:text>
      <number:number number:decimal-places="0" number:min-integer-digits="1" number:grouping="true"/>
    </number:number-style>
    <number:number-style style:name="N174">
      <style:text-properties fo:color="#ff0000"/>
      <number:text>-\</number:text>
      <number:number number:decimal-places="0" number:min-integer-digits="1" number:grouping="true"/>
      <style:map style:condition="value()&gt;=0" style:apply-style-name="N174P0"/>
    </number:number-style>
    <number:number-style style:name="N175P0" style:volatile="true">
      <number:text>\</number:text>
      <number:number number:decimal-places="2" number:min-integer-digits="1" number:grouping="true"/>
    </number:number-style>
    <number:number-style style:name="N175">
      <number:text>-\</number:text>
      <number:number number:decimal-places="2" number:min-integer-digits="1" number:grouping="true"/>
      <style:map style:condition="value()&gt;=0" style:apply-style-name="N175P0"/>
    </number:number-style>
    <number:number-style style:name="N176P0" style:volatile="true">
      <number:text>\</number:text>
      <number:number number:decimal-places="2" number:min-integer-digits="1" number:grouping="true"/>
    </number:number-style>
    <number:number-style style:name="N176">
      <style:text-properties fo:color="#ff0000"/>
      <number:text>-\</number:text>
      <number:number number:decimal-places="2" number:min-integer-digits="1" number:grouping="true"/>
      <style:map style:condition="value()&gt;=0" style:apply-style-name="N176P0"/>
    </number:number-style>
    <number:number-style style:name="N178P0" style:volatile="true">
      <number:text> \</number:text>
      <number:number number:decimal-places="0" number:min-integer-digits="1" number:grouping="true"/>
      <number:text> </number:text>
    </number:number-style>
    <number:number-style style:name="N178P1" style:volatile="true">
      <number:text>-\</number:text>
      <number:number number:decimal-places="0" number:min-integer-digits="1" number:grouping="true"/>
      <number:text> </number:text>
    </number:number-style>
    <number:number-style style:name="N178P2" style:volatile="true">
      <number:text> \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-</number:text>
      <number:number number:decimal-places="0" number:min-integer-digits="1" number:grouping="true"/>
      <number:text> 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\</number:text>
      <number:number number:decimal-places="2" number:min-integer-digits="1" number:grouping="true"/>
      <number:text> </number:text>
    </number:number-style>
    <number:number-style style:name="N182P1" style:volatile="true">
      <number:text>-\</number:text>
      <number:number number:decimal-places="2" number:min-integer-digits="1" number:grouping="true"/>
      <number:text> </number:text>
    </number:number-style>
    <number:number-style style:name="N182P2" style:volatile="true">
      <number:text> \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number:min-integer-digits="1" number:grouping="true"/>
      <number:text> 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£</number:text>
      <number:number number:decimal-places="0" number:min-integer-digits="1" number:grouping="true"/>
    </number:number-style>
    <number:number-style style:name="N186">
      <number:text>-£</number:text>
      <number:number number:decimal-places="0" number:min-integer-digits="1" number:grouping="true"/>
      <style:map style:condition="value()&gt;=0" style:apply-style-name="N186P0"/>
    </number:number-style>
    <number:number-style style:name="N187P0" style:volatile="true">
      <number:text>£</number:text>
      <number:number number:decimal-places="0" number:min-integer-digits="1" number:grouping="true"/>
    </number:number-style>
    <number:number-style style:name="N187">
      <style:text-properties fo:color="#ff0000"/>
      <number:text>-£</number:text>
      <number:number number:decimal-places="0" number:min-integer-digits="1" number:grouping="true"/>
      <style:map style:condition="value()&gt;=0" style:apply-style-name="N187P0"/>
    </number:number-style>
    <number:number-style style:name="N189P0" style:volatile="true">
      <number:text>£</number:text>
      <number:number number:decimal-places="2" number:min-integer-digits="1" number:grouping="true"/>
    </number:number-style>
    <number:number-style style:name="N189">
      <number:text>-£</number:text>
      <number:number number:decimal-places="2" number:min-integer-digits="1" number:grouping="true"/>
      <style:map style:condition="value()&gt;=0" style:apply-style-name="N189P0"/>
    </number:number-style>
    <number:number-style style:name="N190P0" style:volatile="true">
      <number:text>£</number:text>
      <number:number number:decimal-places="2" number:min-integer-digits="1" number:grouping="true"/>
    </number:number-style>
    <number:number-style style:name="N190">
      <style:text-properties fo:color="#ff0000"/>
      <number:text>-£</number:text>
      <number:number number:decimal-places="2" number:min-integer-digits="1" number:grouping="true"/>
      <style:map style:condition="value()&gt;=0" style:apply-style-name="N190P0"/>
    </number:number-style>
    <number:number-style style:name="N194P0" style:volatile="true">
      <number:text> £</number:text>
      <number:number number:decimal-places="0" number:min-integer-digits="1" number:grouping="true"/>
      <number:text> </number:text>
    </number:number-style>
    <number:number-style style:name="N194P1" style:volatile="true">
      <number:text>-£</number:text>
      <number:number number:decimal-places="0" number:min-integer-digits="1" number:grouping="true"/>
      <number:text> </number:text>
    </number:number-style>
    <number:number-style style:name="N194P2" style:volatile="true">
      <number:text> £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text> £</number:text>
      <number:number number:decimal-places="2" number:min-integer-digits="1" number:grouping="true"/>
      <number:text> </number:text>
    </number:number-style>
    <number:number-style style:name="N198P1" style:volatile="true">
      <number:text>-£</number:text>
      <number:number number:decimal-places="2" number:min-integer-digits="1" number:grouping="true"/>
      <number:text> </number:text>
    </number:number-style>
    <number:number-style style:name="N198P2" style:volatile="true">
      <number:text> £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True</number:text>
    </number:number-style>
    <number:number-style style:name="N202P1" style:volatile="true">
      <number:text>True</number:text>
    </number:number-style>
    <number:number-style style:name="N202">
      <number:text>False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On</number:text>
    </number:number-style>
    <number:number-style style:name="N204P1" style:volatile="true">
      <number:text>On</number:text>
    </number:number-style>
    <number:number-style style:name="N204">
      <number:text>Off</number:text>
      <style:map style:condition="value()&gt;0" style:apply-style-name="N204P0"/>
      <style:map style:condition="value()&lt;0" style:apply-style-name="N204P1"/>
    </number:number-style>
    <number:currency-style style:name="N20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6P0"/>
    </number:currency-style>
    <number:number-style style:name="N207P0" style:volatile="true">
      <number:text>\</number:text>
      <number:number number:decimal-places="0" number:min-integer-digits="1" number:grouping="true"/>
    </number:number-style>
    <number:number-style style:name="N207">
      <style:text-properties fo:color="#ff0000"/>
      <number:text>\</number:text>
      <number:number number:decimal-places="0" number:min-integer-digits="1" number:grouping="true"/>
      <style:map style:condition="value()&gt;=0" style:apply-style-name="N207P0"/>
    </number:number-style>
    <number:number-style style:name="N208">
      <number:number number:decimal-places="0" number:min-integer-digits="1"/>
      <number:text> </number:text>
    </number:number-style>
    <number:number-style style:name="N209">
      <number:number number:decimal-places="0" number:min-integer-digits="0">
        <number:embedded-text number:position="4">/</number:embedded-text>
        <number:embedded-text number:position="2">/</number:embedded-text>
      </number:number>
    </number:number-style>
    <number:number-style style:name="N210">
      <number:number number:decimal-places="0" number:min-integer-digits="3"/>
    </number:number-style>
    <number:date-style style:name="N212P0" style:volatile="true">
      <number:day/>
      <number:text>/</number:text>
      <number:month number:textual="true"/>
      <number:text>/</number:text>
      <number:year/>
    </number:date-style>
    <number:text-style style:name="N212">
      <number:text-content/>
      <style:map style:condition="value()&gt;=0" style:apply-style-name="N212P0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126"/>
    <style:style style:name="_32_0_25__20_-_20_アクセント_20_1" style:display-name="20% - アクセント 1" style:family="table-cell" style:parent-style-name="Default">
      <style:table-cell-properties fo:background-color="#cccc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2" style:display-name="20% - アクセント 2" style:family="table-cell" style:parent-style-name="Default">
      <style:table-cell-properties fo:background-color="#ff99cc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3" style:display-name="20% - アクセント 3" style:family="table-cell" style:parent-style-name="Default">
      <style:table-cell-properties fo:background-color="#ccffcc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4" style:display-name="20% - アクセント 4" style:family="table-cell" style:parent-style-name="Default">
      <style:table-cell-properties fo:background-color="#cc99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5" style:display-name="20% - アクセント 5" style:family="table-cell" style:parent-style-name="Default">
      <style:table-cell-properties fo:background-color="#ccff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6" style:display-name="20% - アクセント 6" style:family="table-cell" style:parent-style-name="Default">
      <style:table-cell-properties fo:background-color="#ffcc99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1" style:display-name="40% - アクセント 1" style:family="table-cell" style:parent-style-name="Default">
      <style:table-cell-properties fo:background-color="#99cc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2" style:display-name="40% - アクセント 2" style:family="table-cell" style:parent-style-name="Default">
      <style:table-cell-properties fo:background-color="#ff808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3" style:display-name="40% - アクセント 3" style:family="table-cell" style:parent-style-name="Default">
      <style:table-cell-properties fo:background-color="#00ff0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4" style:display-name="40% - アクセント 4" style:family="table-cell" style:parent-style-name="Default">
      <style:table-cell-properties fo:background-color="#cc99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5" style:display-name="40% - アクセント 5" style:family="table-cell" style:parent-style-name="Default">
      <style:table-cell-properties fo:background-color="#99cc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6" style:display-name="40% - アクセント 6" style:family="table-cell" style:parent-style-name="Default">
      <style:table-cell-properties fo:background-color="#ffcc0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1" style:display-name="60% - アクセント 1" style:family="table-cell" style:parent-style-name="Default">
      <style:table-cell-properties fo:background-color="#0066cc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2" style:display-name="60% - アクセント 2" style:family="table-cell" style:parent-style-name="Default">
      <style:table-cell-properties fo:background-color="#ff808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3" style:display-name="60% - アクセント 3" style:family="table-cell" style:parent-style-name="Default">
      <style:table-cell-properties fo:background-color="#00ff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4" style:display-name="60% - アクセント 4" style:family="table-cell" style:parent-style-name="Default">
      <style:table-cell-properties fo:background-color="#80008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5" style:display-name="60% - アクセント 5" style:family="table-cell" style:parent-style-name="Default">
      <style:table-cell-properties fo:background-color="#33cccc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6" style:display-name="60% - アクセント 6" style:family="table-cell" style:parent-style-name="Default">
      <style:table-cell-properties fo:background-color="#ff99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alc_20_Currency_20__28_0_29_" style:display-name="Calc Currency (0)" style:family="table-cell" style:parent-style-name="Default" style:data-style-name="N118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er1" style:family="table-cell" style:parent-style-name="Default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illares_20__5b_0_5d__5f_Well_20_Timing" style:display-name="Millares [0]_Well Timing" style:family="table-cell" style:parent-style-name="Default" style:data-style-name="N5117"/>
    <style:style style:name="Millares_5f_Well_20_Timing" style:display-name="Millares_Well Timing" style:family="table-cell" style:parent-style-name="Default" style:data-style-name="N5119"/>
    <style:style style:name="Moneda_20__5b_0_5d__5f_Well_20_Timing" style:display-name="Moneda [0]_Well Timing" style:family="table-cell" style:parent-style-name="Default" style:data-style-name="N120"/>
    <style:style style:name="Moneda_5f_Well_20_Timing" style:display-name="Moneda_Well Timing" style:family="table-cell" style:parent-style-name="Default" style:data-style-name="N122"/>
    <style:style style:name="n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どちらでもない" style:family="table-cell" style:parent-style-name="Default">
      <style:table-cell-properties fo:background-color="#ffff99"/>
      <style:text-properties fo:color="#9933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1" style:display-name="アクセント 1" style:family="table-cell" style:parent-style-name="Default">
      <style:table-cell-properties fo:background-color="#333399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2" style:display-name="アクセント 2" style:family="table-cell" style:parent-style-name="Default">
      <style:table-cell-properties fo:background-color="#ff00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3" style:display-name="アクセント 3" style:family="table-cell" style:parent-style-name="Default">
      <style:table-cell-properties fo:background-color="#339966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4" style:display-name="アクセント 4" style:family="table-cell" style:parent-style-name="Default">
      <style:table-cell-properties fo:background-color="#80008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5" style:display-name="アクセント 5" style:family="table-cell" style:parent-style-name="Default">
      <style:table-cell-properties fo:background-color="#33cccc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6" style:display-name="アクセント 6" style:family="table-cell" style:parent-style-name="Default">
      <style:table-cell-properties fo:background-color="#ff66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スタイル_20_1" style:display-name="スタイル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タイトル" style:family="table-cell" style:parent-style-name="Default">
      <style:text-properties fo:color="#003366" style:text-outline="false" style:text-line-through-style="none" style:font-name="ＭＳ Ｐゴシック" fo:font-size="18pt" fo:font-style="normal" fo:text-shadow="none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チェック_20_セル" style:display-name="チェック セル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メモ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リンク_20_セル" style:display-name="リンク セル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入力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出力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常规_5f_3.RICコード_5f_検索コード対応一覧" style:display-name="常规_3.RICコード_検索コード対応一覧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MS UI Gothic" fo:font-size="10pt" fo:font-style="normal" fo:text-shadow="none" style:text-underline-style="none" fo:font-weight="normal" style:font-name-asian="MS UI Gothic" style:font-size-asian="10pt" style:font-style-asian="normal" style:font-weight-asian="normal" style:font-size-complex="10pt" style:font-style-complex="normal" style:font-weight-complex="normal"/>
    </style:style>
    <style:style style:name="悪い" style:family="table-cell" style:parent-style-name="Default">
      <style:table-cell-properties fo:background-color="#ff99cc"/>
      <style:text-properties fo:color="#80008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改行_28_上_29_" style:display-name="改行(上)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改行_28_中_29_" style:display-name="改行(中)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標準1" style:family="table-cell" style:parent-style-name="Default" style:data-style-name="N127">
      <style:table-cell-properties style:glyph-orientation-vertical="0" fo:border-bottom="0.0138in solid #000000" fo:background-color="#ffff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標準_5f_02_5f_発注条件書補足資料_28_工程定義_29__5f_関谷記入済" style:display-name="標準_02_発注条件書補足資料(工程定義)_関谷記入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網かけ_2b_" style:display-name="網かけ+" style:family="table-cell" style:parent-style-name="Default">
      <style:table-cell-properties fo:background-color="#f7f7f7"/>
    </style:style>
    <style:style style:name="網かけ-" style:family="table-cell" style:parent-style-name="Default">
      <style:table-cell-properties fo:background-color="transparent"/>
    </style:style>
    <style:style style:name="良い" style:family="table-cell" style:parent-style-name="Default">
      <style:table-cell-properties fo:background-color="#ccffcc"/>
      <style:text-properties fo:color="#008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見出し_20_1" style:display-name="見出し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Ｐゴシック" fo:font-size="15pt" fo:font-style="normal" fo:text-shadow="none" style:text-underline-style="none" fo:font-weight="bold" style:font-name-asian="ＭＳ Ｐゴシック" style:font-size-asian="15pt" style:font-style-asian="normal" style:font-weight-asian="bold" style:font-size-complex="15pt" style:font-style-complex="normal" style:font-weight-complex="bold"/>
    </style:style>
    <style:style style:name="見出し_20_2" style:display-name="見出し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Ｐゴシック" fo:font-size="13pt" fo:font-style="normal" fo:text-shadow="none" style:text-underline-style="none" fo:font-weight="bold" style:font-name-asian="ＭＳ Ｐゴシック" style:font-size-asian="13pt" style:font-style-asian="normal" style:font-weight-asian="bold" style:font-size-complex="13pt" style:font-style-complex="normal" style:font-weight-complex="bold"/>
    </style:style>
    <style:style style:name="見出し_20_3" style:display-name="見出し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見出し_20_4" style:display-name="見出し 4" style:family="table-cell" style:parent-style-name="Default">
      <style:text-properties fo:color="#003366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見積-桁区切り" style:family="table-cell" style:parent-style-name="Default" style:data-style-name="N0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-桁区切り_5f_QA会議資料2H120303" style:display-name="見積-桁区切り_QA会議資料2H120303" style:family="table-cell" style:parent-style-name="Default" style:data-style-name="N124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-桁区切り_5f_分析結果4_28_H120424_29_" style:display-name="見積-桁区切り_分析結果4(H120424)" style:family="table-cell" style:parent-style-name="Default" style:data-style-name="N124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-通貨記号" style:family="table-cell" style:parent-style-name="Default" style:data-style-name="N0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桁区切り" style:family="table-cell" style:parent-style-name="Default" style:data-style-name="N0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桁区切り_5f_QA会議資料2H120303" style:display-name="見積桁区切り_QA会議資料2H120303" style:family="table-cell" style:parent-style-name="Default" style:data-style-name="N124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桁区切り_5f_分析結果4_28_H120424_29_" style:display-name="見積桁区切り_分析結果4(H120424)" style:family="table-cell" style:parent-style-name="Default" style:data-style-name="N124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計算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説明文" style:family="table-cell" style:parent-style-name="Default">
      <style:text-properties fo:color="#808080" style:text-outline="false" style:text-line-through-style="none" style:font-name="ＭＳ Ｐゴシック" fo:font-size="11pt" fo:font-style="italic" fo:text-shadow="none" style:text-underline-style="none" fo:font-weight="normal" style:font-name-asian="ＭＳ Ｐゴシック" style:font-size-asian="11pt" style:font-style-asian="italic" style:font-weight-asian="normal" style:font-size-complex="11pt" style:font-style-complex="italic" style:font-weight-complex="normal"/>
    </style:style>
    <style:style style:name="警告文" style:family="table-cell" style:parent-style-name="Default">
      <style:text-properties fo:color="#ff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赤" style:family="table-cell" style:parent-style-name="Default" style:data-style-name="N0">
      <style:table-cell-properties style:cell-protect="protected" style:print-content="true" style:diagonal-bl-tr="none" style:diagonal-tl-br="none" fo:border="none" style:rotation-align="none"/>
      <style:text-properties fo:color="#ff0000" style:text-outline="false" style:text-line-through-style="none" style:font-name="細明朝体" fo:font-size="10pt" fo:font-style="normal" fo:text-shadow="none" style:text-underline-style="none" fo:font-weight="normal" style:font-name-asian="細明朝体" style:font-size-asian="10pt" style:font-style-asian="normal" style:font-weight-asian="normal" style:font-size-complex="10pt" style:font-style-complex="normal" style:font-weight-complex="normal"/>
    </style:style>
    <style:style style:name="通貨_20__5b_0.00" style:display-name="通貨 [0.00" style:family="table-cell" style:parent-style-name="Default" style:data-style-name="N129"/>
    <style:style style:name="集計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青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細明朝体" fo:font-size="10pt" fo:font-style="normal" fo:text-shadow="none" style:text-underline-style="none" fo:font-weight="normal" style:font-name-asian="細明朝体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ffff99"/>
    </style:style>
    <style:style style:name="Excel_5f_CondFormat_5f_1_5f_1_5f_2_20_1" style:display-name="Excel_CondFormat_1_1_2 1" style:family="table-cell" style:parent-style-name="Default">
      <style:table-cell-properties fo:background-color="#c0c0c0"/>
    </style:style>
    <style:style style:name="Excel_5f_CondFormat_5f_1_5f_1_5f_3_20_1" style:display-name="Excel_CondFormat_1_1_3 1" style:family="table-cell" style:parent-style-name="Default">
      <style:table-cell-properties fo:background-color="#c0c0c0"/>
    </style:style>
    <style:style style:name="Excel_5f_CondFormat_5f_1_5f_1_5f_1_20_2" style:display-name="Excel_CondFormat_1_1_1 2" style:family="table-cell" style:parent-style-name="Default">
      <style:table-cell-properties fo:background-color="#ffff99"/>
    </style:style>
    <style:style style:name="Excel_5f_CondFormat_5f_1_5f_1_5f_2_20_2" style:display-name="Excel_CondFormat_1_1_2 2" style:family="table-cell" style:parent-style-name="Default">
      <style:table-cell-properties fo:background-color="#c0c0c0"/>
    </style:style>
    <style:style style:name="Excel_5f_CondFormat_5f_1_5f_1_5f_3_20_2" style:display-name="Excel_CondFormat_1_1_3 2" style:family="table-cell" style:parent-style-name="Default">
      <style:table-cell-properties fo:background-color="#c0c0c0"/>
    </style:style>
    <style:style style:name="Excel_5f_CondFormat_5f_1_5f_1_5f_1_20_3" style:display-name="Excel_CondFormat_1_1_1 3" style:family="table-cell" style:parent-style-name="Default">
      <style:table-cell-properties fo:background-color="#ffff99"/>
    </style:style>
    <style:style style:name="Excel_5f_CondFormat_5f_1_5f_1_5f_2_20_3" style:display-name="Excel_CondFormat_1_1_2 3" style:family="table-cell" style:parent-style-name="Default">
      <style:table-cell-properties fo:background-color="#c0c0c0"/>
    </style:style>
    <style:style style:name="Excel_5f_CondFormat_5f_1_5f_1_5f_3_20_3" style:display-name="Excel_CondFormat_1_1_3 3" style:family="table-cell" style:parent-style-name="Default">
      <style:table-cell-properties fo:background-color="#c0c0c0"/>
    </style:style>
    <style:style style:name="Normal_5f_Guideline_5f_Process_20_tailoring" style:display-name="Normal_Guideline_Process tailor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ff99"/>
    </style:style>
    <style:style style:name="Excel_5f_CondFormat_5f_1_5f_1_5f_2" style:display-name="Excel_CondFormat_1_1_2" style:family="table-cell" style:parent-style-name="Default">
      <style:table-cell-properties fo:background-color="#c0c0c0"/>
    </style:style>
    <style:style style:name="Excel_5f_CondFormat_5f_1_5f_1_5f_3" style:display-name="Excel_CondFormat_1_1_3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3in" fo:margin-bottom="0.1701in" fo:margin-left="0.1701in" fo:margin-right="0.1701in" style:first-page-number="continue" style:scale-to="100%" style:writing-mode="lr-tb"/>
      <style:header-style>
        <style:header-footer-properties fo:min-height="0.2957in" fo:margin-left="0.578in" fo:margin-right="0.578in" fo:margin-bottom="0in"/>
      </style:header-style>
      <style:footer-style>
        <style:header-footer-properties fo:min-height="0.2957in" fo:margin-left="0.578in" fo:margin-right="0.578in" fo:margin-top="0.0311in"/>
      </style:footer-style>
    </style:page-layout>
    <style:page-layout style:name="Mpm4">
      <style:page-layout-properties fo:page-width="8.2681in" fo:page-height="11.6929in" style:num-format="1" style:print-orientation="portrait" fo:margin-top="0.2598in" fo:margin-bottom="0.3098in" fo:margin-left="0.2799in" fo:margin-right="0.1799in" style:first-page-number="continue" style:scale-to="100%" style:writing-mode="lr-tb"/>
      <style:header-style>
        <style:header-footer-properties fo:min-height="0.2957in" fo:margin-left="0.4681in" fo:margin-right="0.5681in" fo:margin-bottom="0in"/>
      </style:header-style>
      <style:footer-style>
        <style:header-footer-properties fo:min-height="0.2957in" fo:margin-left="0.4681in" fo:margin-right="0.5681in" fo:margin-top="0.1811in"/>
      </style:footer-style>
    </style:page-layout>
    <style:page-layout style:name="Mpm5">
      <style:page-layout-properties fo:page-width="11in" fo:page-height="8.5in" style:num-format="1" style:print-orientation="landscape" fo:margin-top="0.3in" fo:margin-bottom="0.1701in" fo:margin-left="0.1701in" fo:margin-right="0.1701in" style:first-page-number="continue" style:scale-to="100%"/>
      <style:header-style>
        <style:header-footer-properties fo:margin-left="0.578in" fo:margin-right="0.578in" fo:margin-bottom="0in"/>
      </style:header-style>
      <style:footer-style>
        <style:header-footer-properties fo:margin-left="0.578in" fo:margin-right="0.578in" fo:margin-top="0.031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2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5">06/05/2011</text:date>, <text:time>20:3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_26_A" style:display-name="PageStyle_Q&amp;A" style:page-layout-name="Mpm3">
      <style:header style:display="false"/>
      <style:header-left style:display="false"/>
      <style:footer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Q_26_A_20_1" style:display-name="PageStyle_Q&amp;A 1" style:page-layout-name="Mpm3">
      <style:header style:display="false"/>
      <style:header-left style:display="false"/>
      <style:footer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Q_26_A_20_2" style:display-name="PageStyle_Q&amp;A 2" style:page-layout-name="Mpm3">
      <style:header style:display="false"/>
      <style:header-left style:display="false"/>
      <style:footer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Guideline" style:display-name="PageStyle_Guideline" style:page-layout-name="Mpm4">
      <style:header style:display="false"/>
      <style:header-left style:display="false"/>
      <style:footer>
        <style:region-left>
          <text:p><text:span text:style-name="MT2">49e-BM/PM/HDCV/FSOFT v2/0</text:span></text:p>
        </style:region-left>
        <style:region-center>
          <text:p><text:span text:style-name="MT2">Internal use</text:span></text:p>
        </style:region-center>
        <style:region-right>
          <text:p><text:span text:style-name="MT2"><text:page-number>1</text:page-number></text:span><text:span text:style-name="MT2">\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49e-BM/PM/HDCV/FSOFT v2/0</text:span></text:p>
        </style:region-left>
        <style:region-center>
          <text:p><text:span text:style-name="MT2">Internal use</text:span></text:p>
        </style:region-center>
        <style:region-right>
          <text:p><text:span text:style-name="MT2"><text:page-number>1</text:page-number></text:span><text:span text:style-name="MT2">\</text:span><text:span text:style-name="MT2"><text:page-count>99</text:page-count></text:span></text:p>
        </style:region-right>
      </style:footer-left>
    </style:master-page>
    <style:master-page style:name="PageStyle_5f_Q_26_A_20_3" style:display-name="PageStyle_Q&amp;A 3" style:page-layout-name="Mpm5">
      <style:header style:display="false"/>
      <style:header-left style:display="false"/>
      <style:footer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anNX </meta:initial-creator>
    <meta:creation-date>2011-04-17T18:42:34.96</meta:creation-date>
    <dc:date>2011-06-05T20:35:06.92</dc:date>
    <meta:editing-duration>PT1H27M2S</meta:editing-duration>
    <meta:editing-cycles>28</meta:editing-cycles>
    <meta:generator>OpenOffice.org/3.3$Win32 OpenOffice.org_project/330m20$Build-9567</meta:generator>
    <dc:creator>DoanNX </dc:creator>
    <meta:document-statistic meta:table-count="2" meta:cell-count="186" meta:object-count="0"/>
  </office:meta>
</office:document-meta>
</file>